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2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3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4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5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3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4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5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6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21"/>
          <table:table-cell office:value-type="string" calcext:value-type="string">
            <text:p>Taskset <text:s/>T1 (6, 20); T2 (3, 12); T3 (4, 10)</text:p>
          </table:table-cell>
          <table:table-cell table:number-columns-repeated="95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7:53:37.1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14T18:09:23.795000000</dc:date>
    <meta:editing-cycles>33</meta:editing-cycles>
    <meta:editing-duration>PT4H31M14S</meta:editing-duration>
    <meta:generator>LibreOffice/7.1.3.2$Windows_X86_64 LibreOffice_project/47f78053abe362b9384784d31a6e56f8511eb1c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